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ecf3" officeooo:paragraph-rsid="0008ecf3"/>
    </style:style>
    <style:style style:name="P2" style:family="paragraph" style:parent-style-name="Standard">
      <style:text-properties fo:font-style="normal" officeooo:rsid="000a16f2" officeooo:paragraph-rsid="000a16f2" style:font-style-asian="normal" style:font-style-complex="normal"/>
    </style:style>
    <style:style style:name="P3" style:family="paragraph" style:parent-style-name="Standard">
      <style:text-properties fo:font-style="normal" officeooo:rsid="000a16f2" officeooo:paragraph-rsid="0008ecf3" style:font-style-asian="normal" style:font-style-complex="normal"/>
    </style:style>
    <style:style style:name="P4" style:family="paragraph" style:parent-style-name="Standard">
      <style:text-properties fo:font-style="normal" officeooo:rsid="000a16f2" officeooo:paragraph-rsid="000ae1f8" style:font-style-asian="normal" style:font-style-complex="normal"/>
    </style:style>
    <style:style style:name="P5" style:family="paragraph" style:parent-style-name="Standard">
      <style:text-properties fo:font-style="normal" officeooo:rsid="000a16f2" officeooo:paragraph-rsid="000ca86c" style:font-style-asian="normal" style:font-style-complex="normal"/>
    </style:style>
    <style:style style:name="P6" style:family="paragraph" style:parent-style-name="Standard">
      <style:text-properties fo:font-style="normal" officeooo:rsid="000ca86c" officeooo:paragraph-rsid="000ca86c" style:font-style-asian="normal" style:font-style-complex="normal"/>
    </style:style>
    <style:style style:name="P7" style:family="paragraph" style:parent-style-name="Standard">
      <style:text-properties officeooo:paragraph-rsid="000ae1f8"/>
    </style:style>
    <style:style style:name="P8" style:family="paragraph" style:parent-style-name="Standard">
      <style:text-properties officeooo:rsid="0008ecf3" officeooo:paragraph-rsid="0008ecf3"/>
    </style:style>
    <style:style style:name="P9" style:family="paragraph" style:parent-style-name="Standard">
      <style:text-properties fo:font-style="italic" officeooo:rsid="000a16f2" officeooo:paragraph-rsid="000a16f2" style:font-style-asian="italic" style:font-style-complex="italic"/>
    </style:style>
    <style:style style:name="P10" style:family="paragraph" style:parent-style-name="Standard">
      <style:text-properties fo:font-style="italic" officeooo:rsid="000a16f2" officeooo:paragraph-rsid="0008ecf3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a16f2" style:font-style-asian="italic" style:font-style-complex="italic"/>
    </style:style>
    <style:style style:name="T3" style:family="text">
      <style:text-properties fo:font-style="italic" officeooo:rsid="000ae1f8" style:font-style-asian="italic" style:font-style-complex="italic"/>
    </style:style>
    <style:style style:name="T4" style:family="text">
      <style:text-properties fo:font-style="italic" officeooo:rsid="000ca86c" style:font-style-asian="italic" style:font-style-complex="italic"/>
    </style:style>
    <style:style style:name="T5" style:family="text">
      <style:text-properties fo:font-style="italic" officeooo:rsid="000e5b39" style:font-style-asian="italic" style:font-style-complex="italic"/>
    </style:style>
    <style:style style:name="T6" style:family="text">
      <style:text-properties fo:font-style="normal" officeooo:rsid="000a16f2" style:font-style-asian="normal" style:font-style-complex="normal"/>
    </style:style>
    <style:style style:name="T7" style:family="text">
      <style:text-properties officeooo:rsid="000a16f2"/>
    </style:style>
    <style:style style:name="T8" style:family="text">
      <style:text-properties officeooo:rsid="000ae1f8"/>
    </style:style>
    <style:style style:name="T9" style:family="text">
      <style:text-properties officeooo:rsid="000ca86c"/>
    </style:style>
    <style:style style:name="T10" style:family="text">
      <style:text-properties officeooo:rsid="000e5b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Program implementira upotrebu: bluetooth modula, RTC-a, Wifly modula, SD kartice te FATFS datotečnog sustava, <text:span text:style-name="T7">releja i PWM kanala, serijskog prekida</text:span>. Projekt <text:span text:style-name="T6">također koristi FreeRTOS </text:span><text:span text:style-name="T2">real-time</text:span><text:span text:style-name="T6"> jezgru koja omogućava paralelno izvođenje više zadataka (</text:span><text:span text:style-name="T2">taskova</text:span><text:span text:style-name="T6">). Funkcionalnosti uređaja raspodjeljene su u nekoliko taskova:</text:span></text:p>
      <text:p text:style-name="P1"><text:span text:style-name="T6"/></text:p>
      <text:p text:style-name="P9"><text:tab/>-Parser Task</text:p>
      <text:p text:style-name="P9"><text:tab/>-SD Task</text:p>
      <text:p text:style-name="P9"><text:tab/>-RTC Task</text:p>
      <text:p text:style-name="P9"><text:tab/>-PWM Task</text:p>
      <text:p text:style-name="P10"><text:tab/>-Relay Task</text:p>
      <text:p text:style-name="P10"><text:tab/>-Time Update Task</text:p>
      <text:p text:style-name="P3"><text:tab/></text:p>
      <text:p text:style-name="P1"/>
      <text:p text:style-name="P2"><text:tab/><text:span text:style-name="T8">Program preko </text:span><text:span text:style-name="T3">USART2_IRQHandler</text:span><text:span text:style-name="T8"> rutine prima znakove kojima puni </text:span><text:span text:style-name="T3">commandQueue</text:span><text:span text:style-name="T8">. </text:span><text:span text:style-name="T3">Parser Task</text:span><text:span text:style-name="T8"> prazni </text:span><text:span text:style-name="T3">commandQueue</text:span><text:span text:style-name="T8"> i šalje znak po znak u </text:span><text:span text:style-name="T3">fsm</text:span><text:span text:style-name="T8"> funkciju, čija je zadaća da iskodira poruku. Navedeni su primjeri poruka koje je </text:span><text:span text:style-name="T3">fsm </text:span><text:span text:style-name="T8">funkcija u stanju dekodirati i njihova značenja:</text:span></text:p>
      <text:p text:style-name="P2"/>
      <text:p text:style-name="P7"><text:tab/><text:span text:style-name="T8">!01$1#<text:tab/><text:tab/>- Upali AC motor</text:span></text:p>
      <text:p text:style-name="P7"><text:tab/><text:span text:style-name="T8">!02$85#<text:tab/>-Postavi DC motor na 85%</text:span></text:p>
      <text:p text:style-name="P4"><text:tab/><text:span text:style-name="T8">!04$12/12/13# <text:tab/>-Namjesti datum na 12/12/12</text:span></text:p>
      <text:p text:style-name="P4"><text:span text:style-name="T8"><text:tab/>!03$12:37:30#<text:tab/><text:tab/>-Namjesti vrijeme na <text:s/>12:37:30</text:span></text:p>
      <text:p text:style-name="P5"><text:tab/><text:span text:style-name="T9">!05$Test.txt$Ovo je fajl\r\nZapis 1\r\nZapis 2#<text:tab/>-Pisanje u </text:span><text:span text:style-name="T4">file</text:span></text:p>
      <text:p text:style-name="P5"/>
      <text:p text:style-name="P6">Ovisno o dekodiranoj poruci <text:span text:style-name="T1">fsm</text:span> funkcija puni određene <text:span text:style-name="T1">queue-</text:span>ve, globalne varijable i postavlja semafore. </text:p>
      <text:p text:style-name="P6"><text:span text:style-name="T1"><text:tab/></text:span></text:p>
      <text:p text:style-name="P6"><text:span text:style-name="T1"><text:tab/>SD Task </text:span>na osnovu <text:span text:style-name="T1">SD Semaphore-</text:span>a upisuje na SD karticu u datoteku imena koje se nalazi u globalnoj varijabli <text:span text:style-name="T1">file_name</text:span> zapisuje ono što piše u globalnoj varijabli <text:span text:style-name="T1">file_data.</text:span></text:p>
      <text:p text:style-name="P6"/>
      <text:p text:style-name="P6"><text:span text:style-name="T1"><text:tab/>RTC Task </text:span>provjerava stanje <text:span text:style-name="T1">clockSemaphore-a i dateSemaphore-a </text:span>te ako su postavljeni vrijednosti vremena i datuma iz globalnih varijabli <text:span text:style-name="T1">clock_buffer </text:span>i <text:span text:style-name="T1">date_buffer </text:span>zapisuje u registre RTC-a.</text:p>
      <text:p text:style-name="P6"><text:tab/></text:p>
      <text:p text:style-name="P6"><text:tab/><text:span text:style-name="T2">Relay Task </text:span>i <text:span text:style-name="T2">PWM Task </text:span>provjeravaju <text:span text:style-name="T1">pwmQueue </text:span>i <text:span text:style-name="T1">relayQueue </text:span>te na osnovu sadržaja pali i gasi relej odnosno, podešava duljinu pulsa na PWM kanalu.</text:p>
      <text:p text:style-name="P6"/>
      <text:p text:style-name="P6"><text:tab/><text:span text:style-name="T1">Time Update Task </text:span><text:span text:style-name="T10">bi trebao preko </text:span><text:span text:style-name="T5">USART-a</text:span><text:span text:style-name="T10"> slati i osvježavati vrijeme i datum na </text:span><text:span text:style-name="T5">bluetooth </text:span><text:span text:style-name="T10">i web aplikacijama.</text:span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22:10:37.413000000</meta:creation-date>
    <dc:date>2015-01-23T12:14:28.252000000</dc:date>
    <meta:editing-duration>PT4M52S</meta:editing-duration>
    <meta:editing-cycles>2</meta:editing-cycles>
    <meta:generator>LibreOffice/4.2.5.2$Windows_x86 LibreOffice_project/61cb170a04bb1f12e77c884eab9192be736ec5f5</meta:generator>
    <meta:document-statistic meta:table-count="0" meta:image-count="0" meta:object-count="0" meta:page-count="1" meta:paragraph-count="21" meta:word-count="232" meta:character-count="1603" meta:non-whitespace-character-count="1364"/>
  </office:meta>
</office:document-meta>
</file>